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A000002FF99EE80E95559F7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5.785cm" draw:z-index="0"><draw:image xlink:href="Pictures/100000000000033A000002FF99EE80E95559F7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08:23:25.201000000</meta:creation-date>
    <meta:print-date>2023-12-13T08:25:06.200000000</meta:print-date>
    <meta:printed-by>Archivos PDF</meta:printed-by>
    <dc:date>2023-12-13T08:26:06.608000000</dc:date>
    <meta:editing-duration>PT1M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